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88cm" style:rel-column-width="11517*"/>
    </style:style>
    <style:style style:name="Table1.B" style:family="table-column">
      <style:table-column-properties style:column-width="14.012cm" style:rel-column-width="54018*"/>
    </style:style>
    <style:style style:name="Table1.A1" style:family="table-cell">
      <style:table-cell-properties style:writing-mode="page"/>
    </style:style>
    <style:style style:name="P1" style:family="paragraph" style:parent-style-name="Text_20_body">
      <style:paragraph-properties fo:text-align="center" style:justify-single-word="false"/>
      <style:text-properties officeooo:rsid="001d9fe4" officeooo:paragraph-rsid="001d9fe4"/>
    </style:style>
    <style:style style:name="P2" style:family="paragraph" style:parent-style-name="Standard">
      <style:text-properties officeooo:rsid="001d9fe4" officeooo:paragraph-rsid="001d9fe4"/>
    </style:style>
    <style:style style:name="P3" style:family="paragraph" style:parent-style-name="Standard">
      <style:text-properties officeooo:rsid="001d9fe4" officeooo:paragraph-rsid="001e6282"/>
    </style:style>
    <style:style style:name="P4" style:family="paragraph" style:parent-style-name="Standard">
      <style:text-properties officeooo:rsid="001c28b7" officeooo:paragraph-rsid="001c28b7"/>
    </style:style>
    <style:style style:name="P5" style:family="paragraph" style:parent-style-name="Standard">
      <style:text-properties officeooo:paragraph-rsid="001e842e"/>
    </style:style>
    <style:style style:name="P6" style:family="paragraph" style:parent-style-name="Standard">
      <style:text-properties fo:font-style="normal" officeooo:rsid="001fef28" officeooo:paragraph-rsid="0020617d" style:font-style-asian="normal" style:font-style-complex="normal"/>
    </style:style>
    <style:style style:name="P7" style:family="paragraph" style:parent-style-name="Standard">
      <style:text-properties fo:font-style="normal" officeooo:rsid="0021c19b" officeooo:paragraph-rsid="0021c19b" style:font-style-asian="normal" style:font-style-complex="normal"/>
    </style:style>
    <style:style style:name="P8" style:family="paragraph" style:parent-style-name="Standard">
      <style:text-properties fo:font-style="normal" officeooo:rsid="002282fa" officeooo:paragraph-rsid="002282fa" style:font-style-asian="normal" style:font-style-complex="normal"/>
    </style:style>
    <style:style style:name="P9" style:family="paragraph" style:parent-style-name="Standard">
      <style:text-properties fo:font-style="normal" officeooo:rsid="00241205" officeooo:paragraph-rsid="00241205" style:font-style-asian="normal" style:font-style-complex="normal"/>
    </style:style>
    <style:style style:name="P10" style:family="paragraph" style:parent-style-name="Standard">
      <style:text-properties fo:font-style="normal" officeooo:rsid="0025e06a" officeooo:paragraph-rsid="0025e06a" style:font-style-asian="normal" style:font-style-complex="normal"/>
    </style:style>
    <style:style style:name="P11" style:family="paragraph" style:parent-style-name="Standard">
      <style:text-properties fo:font-style="normal" officeooo:rsid="0027aa3b" officeooo:paragraph-rsid="0027aa3b" style:font-style-asian="normal" style:font-style-complex="normal"/>
    </style:style>
    <style:style style:name="P12" style:family="paragraph" style:parent-style-name="Standard">
      <style:text-properties fo:font-style="normal" officeooo:rsid="0020617d" officeooo:paragraph-rsid="0020617d" style:font-style-asian="normal" style:font-style-complex="normal"/>
    </style:style>
    <style:style style:name="P13" style:family="paragraph" style:parent-style-name="Table_20_Contents">
      <style:text-properties officeooo:rsid="0027aa3b" officeooo:paragraph-rsid="0027aa3b"/>
    </style:style>
    <style:style style:name="P14" style:family="paragraph" style:parent-style-name="Text_20_body">
      <style:text-properties officeooo:rsid="002ec2ee" officeooo:paragraph-rsid="002ec2ee"/>
    </style:style>
    <style:style style:name="P15" style:family="paragraph" style:parent-style-name="Standard">
      <style:text-properties officeooo:rsid="001e6282" officeooo:paragraph-rsid="001e6282"/>
    </style:style>
    <style:style style:name="P16" style:family="paragraph" style:parent-style-name="Standard">
      <style:text-properties fo:font-style="italic" officeooo:rsid="001f2c64" officeooo:paragraph-rsid="001f2c64" style:font-style-asian="italic" style:font-style-complex="italic"/>
    </style:style>
    <style:style style:name="P17" style:family="paragraph" style:parent-style-name="Table_20_Contents">
      <style:text-properties officeooo:rsid="002de064" officeooo:paragraph-rsid="002de064"/>
    </style:style>
    <style:style style:name="P18" style:family="paragraph" style:parent-style-name="Standard">
      <style:text-properties officeooo:paragraph-rsid="002282fa"/>
    </style:style>
    <style:style style:name="P19" style:family="paragraph" style:parent-style-name="Table_20_Contents">
      <style:text-properties officeooo:rsid="00545508" officeooo:paragraph-rsid="00545508"/>
    </style:style>
    <style:style style:name="P20" style:family="paragraph" style:parent-style-name="Heading_20_1">
      <style:paragraph-properties fo:text-align="center" style:justify-single-word="false"/>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2">
      <style:paragraph-properties fo:text-align="center" style:justify-single-word="false"/>
      <style:text-properties officeooo:rsid="0021c19b" officeooo:paragraph-rsid="0021c19b"/>
    </style:style>
    <style:style style:name="P24" style:family="paragraph" style:parent-style-name="Heading_20_2">
      <style:paragraph-properties fo:text-align="start" style:justify-single-word="false"/>
      <style:text-properties officeooo:rsid="001e842e" officeooo:paragraph-rsid="001e842e"/>
    </style:style>
    <style:style style:name="P25" style:family="paragraph" style:parent-style-name="Heading_20_2">
      <style:paragraph-properties fo:text-align="start" style:justify-single-word="false"/>
      <style:text-properties officeooo:paragraph-rsid="001e842e"/>
    </style:style>
    <style:style style:name="P26" style:family="paragraph" style:parent-style-name="Heading_20_2">
      <style:text-properties officeooo:rsid="002ec2ee" officeooo:paragraph-rsid="002ec2ee"/>
    </style:style>
    <style:style style:name="P27" style:family="paragraph" style:parent-style-name="Heading_20_2">
      <style:text-properties officeooo:paragraph-rsid="002ec2ee"/>
    </style:style>
    <style:style style:name="P28" style:family="paragraph" style:parent-style-name="Heading_20_3">
      <style:paragraph-properties fo:break-before="page"/>
    </style:style>
    <style:style style:name="T1" style:family="text">
      <style:text-properties officeooo:rsid="001cd796"/>
    </style:style>
    <style:style style:name="T2" style:family="text">
      <style:text-properties officeooo:rsid="001d9fe4"/>
    </style:style>
    <style:style style:name="T3" style:family="text">
      <style:text-properties style:text-position="super 58%" officeooo:rsid="003d6e75"/>
    </style:style>
    <style:style style:name="T4" style:family="text">
      <style:text-properties officeooo:rsid="001e6282"/>
    </style:style>
    <style:style style:name="T5" style:family="text">
      <style:text-properties officeooo:rsid="001e842e"/>
    </style:style>
    <style:style style:name="T6" style:family="text">
      <style:text-properties officeooo:rsid="001f2c64"/>
    </style:style>
    <style:style style:name="T7" style:family="text">
      <style:text-properties officeooo:rsid="0020617d"/>
    </style:style>
    <style:style style:name="T8" style:family="text">
      <style:text-properties fo:font-style="italic" officeooo:rsid="0027aa3b" style:font-style-asian="italic" style:font-style-complex="italic"/>
    </style:style>
    <style:style style:name="T9" style:family="text">
      <style:text-properties fo:font-weight="normal" style:font-weight-asian="normal" style:font-weight-complex="normal"/>
    </style:style>
    <style:style style:name="T10" style:family="text">
      <style:text-properties officeooo:rsid="002282fa"/>
    </style:style>
    <style:style style:name="T11" style:family="text">
      <style:text-properties fo:font-style="normal" officeooo:rsid="0027aa3b" style:font-style-asian="normal" style:font-style-complex="normal"/>
    </style:style>
    <style:style style:name="T12" style:family="text">
      <style:text-properties officeooo:rsid="00241205"/>
    </style:style>
    <style:style style:name="T13" style:family="text">
      <style:text-properties officeooo:rsid="0027aa3b"/>
    </style:style>
    <style:style style:name="T14" style:family="text">
      <style:text-properties officeooo:rsid="002907fd"/>
    </style:style>
    <style:style style:name="T15" style:family="text">
      <style:text-properties officeooo:rsid="002f3b6a"/>
    </style:style>
    <style:style style:name="T16" style:family="text">
      <style:text-properties officeooo:rsid="00331102"/>
    </style:style>
    <style:style style:name="T17" style:family="text">
      <style:text-properties officeooo:rsid="00369b14"/>
    </style:style>
    <style:style style:name="T18" style:family="text">
      <style:text-properties officeooo:rsid="00388b3c"/>
    </style:style>
    <style:style style:name="T19" style:family="text">
      <style:text-properties officeooo:rsid="003bc20f"/>
    </style:style>
    <style:style style:name="T20" style:family="text">
      <style:text-properties officeooo:rsid="003d6e75"/>
    </style:style>
    <style:style style:name="T21" style:family="text">
      <style:text-properties officeooo:rsid="003f39f7"/>
    </style:style>
    <style:style style:name="T22" style:family="text">
      <style:text-properties officeooo:rsid="00414739"/>
    </style:style>
    <style:style style:name="T23" style:family="text">
      <style:text-properties officeooo:rsid="00438acc"/>
    </style:style>
    <style:style style:name="T24" style:family="text">
      <style:text-properties officeooo:rsid="004596a5"/>
    </style:style>
    <style:style style:name="T25" style:family="text">
      <style:text-properties officeooo:rsid="0047d433"/>
    </style:style>
    <style:style style:name="T26" style:family="text">
      <style:text-properties officeooo:rsid="004c9d8c"/>
    </style:style>
    <style:style style:name="T27" style:family="text">
      <style:text-properties officeooo:rsid="004ce3f8"/>
    </style:style>
    <style:style style:name="T28" style:family="text">
      <style:text-properties officeooo:rsid="004d354c"/>
    </style:style>
    <style:style style:name="T29" style:family="text">
      <style:text-properties officeooo:rsid="004fafc8"/>
    </style:style>
    <style:style style:name="T30" style:family="text">
      <style:text-properties officeooo:rsid="0052599a"/>
    </style:style>
    <style:style style:name="T31" style:family="text">
      <style:text-properties officeooo:rsid="00549c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Neo6502 Outline Specification</text:h>
      <text:p text:style-name="P1"><text:span text:style-name="T20">23</text:span><text:span text:style-name="T3">rd</text:span><text:span text:style-name="T20"> </text:span>November 2023. Outline Revision <text:span text:style-name="T17">2</text:span></text:p>
      <text:h text:style-name="P23" text:outline-level="2"><text:span text:style-name="T9">All suggestions are welcome to </text:span><text:a xlink:type="simple" xlink:href="mailto:paul@robsons.org.uk" text:style-name="Internet_20_link" text:visited-style-name="Visited_20_Internet_20_Link"><text:span text:style-name="T9">paul@robsons.org.uk</text:span></text:a><text:span text:style-name="T9"> or Discord</text:span></text:h>
      <text:h text:style-name="P24" text:outline-level="2">Speed</text:h>
      <text:p text:style-name="Standard">Currently <text:span text:style-name="T5">thanks to Rien Matthijsse and Sascha Schne</text:span><text:span text:style-name="T16">i</text:span><text:span text:style-name="T5">ders work and assistance </text:span><text:span text:style-name="T13">in figuring out why BRA and </text:span><text:span text:style-name="T8">only </text:span><text:span text:style-name="T11">BRA didn’t work (!) </text:span><text:span text:style-name="T5">this is running stable at about 3.5Mhz. It may be possible to speed it up.</text:span></text:p>
      <text:h text:style-name="P25" text:outline-level="2">Clean Machine</text:h>
      <text:p text:style-name="P4"><text:span text:style-name="T24">The machine is</text:span> largely empty <text:span text:style-name="T1">in terms of software, rather like the Japanese Sharp series of Microcomputers, which came with a 4k ROM providing basic functionality and a lot of memory. </text:span></text:p>
      <text:p text:style-name="P2">This was probably more useful than a ROM based machine ; the downside was that you had to load BASIC from tape. However, that is no longer an issue :-)</text:p>
      <text:p text:style-name="P2">So one should be able to load EHBasic, MSBasic or any other language or tool that can be ported and have the maximum amount of memory, maybe 60k or 62k. <text:s/><text:span text:style-name="T18">Currently its 63k but this may expand. </text:span></text:p>
      <text:h text:style-name="Heading_20_2" text:outline-level="2">Boot ROM</text:h>
      <text:p text:style-name="P3">The boot ROM contain<text:span text:style-name="T18">s</text:span> some common functionality, such as keyboard, character I/O and <text:s/>storage. <text:span text:style-name="T18">It also contains a rewritten from scratch version of WozMon.</text:span></text:p>
      <text:p text:style-name="P15">This would still actually be RAM so if someone wants to implement CPM/65 or whatever they can simply overwrite it and talk to the hardware directly. It would be more accurate to call it ‘loaded at Reset’.</text:p>
      <text:h text:style-name="Heading_20_2" text:outline-level="2">Hardware communication</text:h>
      <text:p text:style-name="P5"><text:span text:style-name="T2">I </text:span><text:span text:style-name="T19">kept</text:span><text:span text:style-name="T2"> </text:span>Rien Matthijsse’<text:span text:style-name="T4">s design of communication via memory. It does appear to work fine with simply calling code in the write update routine, but I will stick with the use of a control byte. I will move it from its current location ($D0xx) </text:span><text:span text:style-name="T21">to a new location ($FF0x) </text:span><text:span text:style-name="T4">the primary reason that it’s in the middle of </text:span><text:span text:style-name="T5">what is now </text:span><text:span text:style-name="T4">RAM. <text:s/></text:span><text:span text:style-name="T25">This is moveable for other operating systems that may require such.</text:span></text:p>
      <text:p text:style-name="P5"><text:span text:style-name="T21">This 16</text:span><text:span text:style-name="T5"> bytes of </text:span><text:span text:style-name="T14">the ROM space - which isn’t actually ROM –</text:span><text:span text:style-name="T5"> </text:span><text:span text:style-name="T22">is </text:span><text:span text:style-name="T5">used for hardware interfacing. </text:span><text:span text:style-name="T6">Byte 0 </text:span><text:span text:style-name="T23">is </text:span><text:span text:style-name="T6">the communication byte, commands set this to non-zero, and the system sets it back to zero to acknowledge completeness. </text:span></text:p>
      <text:p text:style-name="P16"/>
      <text:h text:style-name="P21" text:outline-level="1"/>
      <text:h text:style-name="P22" text:outline-level="1">Hardware Devices</text:h>
      <text:h text:style-name="Heading_20_2" text:outline-level="2">Screen</text:h>
      <text:p text:style-name="P6">I use the 320x240x256 mode which currently exists in Pico_v4. “Text mode” <text:span text:style-name="T18">uses</text:span> use 5x7 ASCII characters with solid foreground and background, <text:span text:style-name="T7">allowing for a 53x30 character display. </text:span><text:span text:style-name="T26">Different modes will be available, including an 80x30 character mode.</text:span></text:p>
      <text:p text:style-name="P12">The library <text:span text:style-name="T27">will </text:span>also provide the usual set of drawing functions, including Bitmaps and Sprites, and these can probably be added to at will.</text:p>
      <text:p text:style-name="P12">It also allows the possibility of using the palette to effectively create two 4 bit planes, which may optimise sprites. (e.g. 0000cccc is the lower bit plane ccccxxxx is the upper bit plane if cccc is non-zero). The RP2040 may be fast enough to draw sprites on its own of course, I haven’t looked at the code or tried it out. </text:p>
      <text:p text:style-name="P7">There won’t be direct access to video memory. </text:p>
      <text:h text:style-name="Heading_20_2" text:outline-level="2">Keyboard</text:h>
      <text:p text:style-name="P7">There are two independent keyboard systems. One provides a keyboard press queue for typing stuff. The other provides the ability to read the current state of the keys so they can be used for game controllers. <text:s/><text:span text:style-name="T27">Internationalisation will be handled by the Pico.</text:span></text:p>
      <text:h text:style-name="Heading_20_2" text:outline-level="2">Mouse</text:h>
      <text:p text:style-name="P10">Well, I’m guessing here this would work ? If so, provide a pointer and interface. <text:s/>Would require a hub.</text:p>
      <text:h text:style-name="Heading_20_2" text:outline-level="2">Sound</text:h>
      <text:p text:style-name="P7">Sound is quite limited by the hardware (down to the lack of pins !), <text:span text:style-name="T10">and the code for this already exists. The interface allow</text:span><text:span text:style-name="T28">s </text:span><text:span text:style-name="T10">for multiple channels just in cases.</text:span></text:p>
      <text:h text:style-name="Heading_20_3" text:outline-level="3">File I/O</text:h>
      <text:p text:style-name="P8">File I/O will be done almost entirely <text:span text:style-name="T28">on the Pico</text:span> ; the functions will just indicate to the RP2040 to ‘read/write this memory here’, stubs will be provided for serial I/O. <text:span text:style-name="T29">Options for storage may include Flash, Olimex’s SD Card adaptor, and things plugged into the USB Hub.</text:span></text:p>
      <text:p text:style-name="P18"/>
      <text:h text:style-name="P28" text:outline-level="3">Maths Coprocessor</text:h>
      <text:p text:style-name="P8">One of the biggest slowdowns for an interpreted language (or a compiled one for that matter) is multibyte arithmetic. Especially floating point. It makes the CBM Disk Drives look fast.</text:p>
      <text:p text:style-name="P8"><text:span text:style-name="T31">The functionality which is particularly challenging – which is pretty much everything except addition, subtraction and comparison of 32 bit integers – will be offloaded to the RP2040</text:span><text:span text:style-name="T12">.</text:span></text:p>
      <text:h text:style-name="Heading_20_3" text:outline-level="3">Turtle Graphics</text:h>
      <text:p text:style-name="P9">Just in case someone would like this for education, for which it’s way more suited than certain other hardware that shall remain nameless, or for that matter the ruddy Microbit (which isn’t that much cheaper) I’d like to add a simple turtle graphics system by default.</text:p>
      <text:h text:style-name="Heading_20_3" text:outline-level="3">Others</text:h>
      <text:p text:style-name="P9">Provision for system timers. These will probably be directly accessible rather than accessed via the hardware interface.</text:p>
      <text:p text:style-name="P9">Access to the UEXT bus so we can access Olimex’s hardware is a fairly high priority option.</text:p>
      <text:h text:style-name="P26" text:outline-level="2">Emulator</text:h>
      <text:p text:style-name="P14"><text:span text:style-name="T30">A cross platform</text:span> emulator <text:span text:style-name="T30">exists</text:span> which will hopefully be in sync with the hardware most of the time. </text:p>
      <text:h text:style-name="P27" text:outline-level="2">Note</text:h>
      <text:p text:style-name="P7">All code where possible will be open source MIT licensed so you can do what you want with it. </text:p>
      <text:p text:style-name="P9">Where possible means everything I write and I would encourage anyone who writes for the system to do the same (or some other non-restrictive license, I like MIT because you can pretty much do anything you like with it)</text:p>
      <text:h text:style-name="Heading_20_3" text:outline-level="3">Revisions</text:h>
      <table:table table:name="Table1" table:style-name="Table1">
        <table:table-column table:style-name="Table1.A"/>
        <table:table-column table:style-name="Table1.B"/>
        <table:table-row>
          <table:table-cell table:style-name="Table1.A1" office:value-type="string">
            <text:p text:style-name="P13">Revised</text:p>
          </table:table-cell>
          <table:table-cell table:style-name="Table1.A1" office:value-type="string">
            <text:p text:style-name="P13">Notes</text:p>
          </table:table-cell>
        </table:table-row>
        <table:table-row>
          <table:table-cell table:style-name="Table1.A1" office:value-type="string">
            <text:p text:style-name="P13">17/11/2023</text:p>
          </table:table-cell>
          <table:table-cell table:style-name="Table1.A1" office:value-type="string">
            <text:p text:style-name="P13">Initial document by Paul Robson</text:p>
          </table:table-cell>
        </table:table-row>
        <table:table-row>
          <table:table-cell table:style-name="Table1.A1" office:value-type="string">
            <text:p text:style-name="P13"/>
          </table:table-cell>
          <table:table-cell table:style-name="Table1.A1" office:value-type="string">
            <text:p text:style-name="P17">Communication area moved from page 0, <text:span text:style-name="T15">tweaks.</text:span></text:p>
          </table:table-cell>
        </table:table-row>
        <table:table-row>
          <table:table-cell table:style-name="Table1.A1" office:value-type="string">
            <text:p text:style-name="P19">23/11/2023</text:p>
          </table:table-cell>
          <table:table-cell table:style-name="Table1.A1" office:value-type="string">
            <text:p text:style-name="P19">Updated for new developments</text:p>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3-11-25T09:11:12.605159158</dc:date>
    <meta:editing-duration>PT1H3M45S</meta:editing-duration>
    <meta:editing-cycles>42</meta:editing-cycles>
    <meta:generator>LibreOffice/7.6.2.1$Linux_X86_64 LibreOffice_project/60$Build-1</meta:generator>
    <meta:document-statistic meta:table-count="1" meta:image-count="0" meta:object-count="0" meta:page-count="3" meta:paragraph-count="50" meta:word-count="851" meta:character-count="4954" meta:non-whitespace-character-count="4138"/>
  </office:meta>
</office:document-meta>
</file>